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009900" draw:opacity="15%" draw:textarea-horizontal-align="justify" draw:textarea-vertical-align="top" draw:auto-grow-height="false" fo:min-height="12.803cm" fo:min-width="11.283cm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svg:stroke-opacity="100%" draw:fill-color="#6699cc" draw:opacity="29%" draw:textarea-horizontal-align="justify" draw:textarea-vertical-align="top" draw:auto-grow-height="false" fo:min-height="10.892cm" fo:min-width="4.927cm" fo:padding-top="0.142cm" fo:padding-bottom="0.142cm" fo:padding-left="0.267cm" fo:padding-right="0.267cm"/>
    </style:style>
    <style:style style:name="gr3" style:family="graphic" style:parent-style-name="standard">
      <style:graphic-properties draw:fill-color="#66cc00" draw:textarea-horizontal-align="justify" draw:textarea-vertical-align="middle" draw:auto-grow-height="false" fo:min-height="1.782cm" fo:min-width="3.56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1.782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-color="#009900" draw:opacity="15%"/>
      <style:paragraph-properties fo:text-align="center"/>
    </style:style>
    <style:style style:name="P3" style:family="paragraph">
      <loext:graphic-properties draw:fill-color="#6699cc" draw:opacity="29%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0066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1.811cm" svg:height="13.081cm" svg:x="4.429cm" svg:y="1.762cm">
            <text:p text:style-name="P1">Project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5.461cm" svg:height="11.176cm" svg:x="10.271cm" svg:y="3.159cm">
              <text:p text:style-name="P1">MCU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custom-shape draw:style-name="gr3" draw:text-style-name="P4" draw:layer="layout" svg:width="4.064cm" svg:height="2.032cm" svg:x="10.96cm" svg:y="6.612cm">
                  <text:p text:style-name="P1">MCU cor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" draw:text-style-name="P5" draw:layer="layout" svg:width="4.064cm" svg:height="0.962cm" svg:x="10.833cm" svg:y="5.596cm">
                  <draw:text-box>
                    <text:p text:style-name="P1">arch</text:p>
                  </draw:text-box>
                </draw:frame>
              </draw:g>
              <draw:g>
                <draw:custom-shape draw:style-name="gr5" draw:text-style-name="P6" draw:layer="layout" svg:width="4.064cm" svg:height="2.032cm" svg:x="10.896cm" svg:y="11.141cm">
                  <text:p text:style-name="P1">MCU</text:p>
                  <text:p text:style-name="P1">Peripheral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" draw:text-style-name="P5" draw:layer="layout" svg:width="4.064cm" svg:height="0.962cm" svg:x="10.896cm" svg:y="10.179cm">
                  <draw:text-box>
                    <text:p text:style-name="P1">platform</text:p>
                  </draw:text-box>
                </draw:frame>
              </draw:g>
            </draw:g>
          </draw:g>
          <draw:g>
            <draw:custom-shape draw:style-name="gr6" draw:text-style-name="P1" draw:layer="layout" svg:width="4.064cm" svg:height="2.032cm" svg:x="5.254cm" svg:y="8.239cm">
              <text:p text:style-name="P1">BSP</text:p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4.064cm" svg:height="1.143cm" svg:x="5.254cm" svg:y="7.096cm">
              <draw:text-box>
                <text:p text:style-name="P1">target</text:p>
              </draw:text-box>
            </draw:frame>
          </draw:g>
          <draw:g>
            <draw:custom-shape draw:style-name="gr6" draw:text-style-name="P1" draw:layer="layout" svg:width="4.064cm" svg:height="2.032cm" svg:x="5.254cm" svg:y="11.541cm">
              <text:p text:style-name="P1">RTOS</text:p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4.064cm" svg:height="1.143cm" svg:x="5.254cm" svg:y="10.398cm">
              <draw:text-box>
                <text:p text:style-name="P1">kernel</text:p>
              </draw:text-box>
            </draw:frame>
          </draw:g>
          <draw:g>
            <draw:custom-shape draw:style-name="gr6" draw:text-style-name="P1" draw:layer="layout" svg:width="4.064cm" svg:height="2.032cm" svg:x="5.254cm" svg:y="4.683cm">
              <text:p text:style-name="P1">Application</text:p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4.064cm" svg:height="1.143cm" svg:x="5.254cm" svg:y="3.54cm">
              <draw:text-box>
                <text:p text:style-name="P1">apps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6:54:03.350036458</meta:creation-date>
    <dc:date>2016-09-21T11:33:21.869272063</dc:date>
    <meta:editing-duration>PT17H58M26S</meta:editing-duration>
    <meta:editing-cycles>4</meta:editing-cycles>
    <meta:generator>LibreOffice/5.1.4.2$Linux_X86_64 LibreOffice_project/10m0$Build-2</meta:generator>
    <meta:document-statistic meta:object-count="20"/>
  </office:meta>
</office:document-meta>
</file>